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9.95cm" fo:min-width="6.7cm" style:protect="position size"/>
      <style:paragraph-properties style:writing-mode="lr-tb"/>
    </style:style>
    <style:style style:name="gr2" style:family="graphic" style:parent-style-name="standard">
      <style:graphic-properties svg:stroke-color="#000000" draw:fill-color="#00a933" draw:textarea-horizontal-align="justify" draw:textarea-vertical-align="middle" draw:auto-grow-height="false" fo:min-height="1.15cm" fo:min-width="0.5cm"/>
      <style:paragraph-properties style:writing-mode="lr-tb"/>
    </style:style>
    <style:style style:name="gr3" style:family="graphic" style:parent-style-name="Arrow_20_Line">
      <style:graphic-properties draw:textarea-vertical-align="middle" draw:line-distance="0.5cm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0.8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gr6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.05cm" fo:min-width="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0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886cm"/>
      <style:paragraph-properties style:writing-mode="lr-tb"/>
    </style:style>
    <style:style style:name="gr10" style:family="graphic" style:parent-style-name="Arrow_20_Line">
      <style:graphic-properties draw:textarea-vertical-align="middle" draw:start-guide="0.5cm" draw:decimal-places="0"/>
      <style:paragraph-properties style:writing-mode="lr-tb"/>
    </style:style>
    <style:style style:name="gr11" style:family="graphic" style:parent-style-name="standard">
      <style:graphic-properties svg:stroke-color="#000000" draw:fill="solid" draw:fill-color="#ff860d" draw:textarea-horizontal-align="justify" draw:textarea-vertical-align="middle" draw:auto-grow-height="false" fo:min-height="0.55cm" fo:min-width="1.1cm"/>
      <style:paragraph-properties style:writing-mode="lr-tb"/>
    </style:style>
    <style:style style:name="gr12" style:family="graphic" style:parent-style-name="standard">
      <style:graphic-properties svg:stroke-color="#3465a4" draw:fill-color="#3465a4" draw:textarea-horizontal-align="justify" draw:textarea-vertical-align="middle" draw:auto-grow-height="false" fo:min-height="0.65cm" fo:min-width="0.2cm"/>
    </style:style>
    <style:style style:name="gr13" style:family="graphic" style:parent-style-name="standard">
      <style:graphic-properties svg:stroke-color="#3465a4" draw:fill-color="#3465a4" draw:textarea-vertical-align="middle" draw:auto-grow-height="false" fo:min-height="0.292cm" fo:min-width="0cm" fo:wrap-option="wrap"/>
    </style:style>
    <style:style style:name="gr14" style:family="graphic" style:parent-style-name="Arrow_20_Line">
      <style:graphic-properties draw:textarea-vertical-align="middle" draw:line-distance="1.099cm" draw:decimal-places="0"/>
      <style:paragraph-properties style:writing-mode="lr-tb"/>
    </style:style>
    <style:style style:name="gr15" style:family="graphic" style:parent-style-name="objectwithoutfill">
      <style:graphic-properties svg:stroke-width="0.2cm" svg:stroke-color="#729fcf" draw:marker-start-width="0.5cm" draw:marker-end-width="0.5cm" draw:fill="solid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color="#000000" draw:fill-color="#00a933" draw:textarea-horizontal-align="justify" draw:textarea-vertical-align="middle" draw:auto-grow-height="false" fo:min-height="5.75cm" fo:min-width="0cm"/>
      <style:paragraph-properties style:writing-mode="lr-tb"/>
    </style:style>
    <style:style style:name="gr17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14.15cm" fo:min-width="6.7cm"/>
      <style:paragraph-properties style:writing-mode="lr-tb"/>
    </style:style>
    <style:style style:name="gr19" style:family="graphic" style:parent-style-name="Arrow_20_Line">
      <style:graphic-properties draw:textarea-vertical-align="middle" draw:start-guide="0.4cm" draw:decimal-places="0"/>
      <style:paragraph-properties style:writing-mode="lr-tb"/>
    </style:style>
    <style:style style:name="gr20" style:family="graphic" style:parent-style-name="standard">
      <style:graphic-properties draw:fill="solid" draw:fill-color="#dddddd" draw:textarea-horizontal-align="justify" draw:textarea-vertical-align="middle" draw:auto-grow-height="false" fo:min-height="0.95cm" fo:min-width="0cm"/>
    </style:style>
    <style:style style:name="gr21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.2cm"/>
    </style:style>
    <style:style style:name="gr22" style:family="graphic" style:parent-style-name="standard">
      <style:graphic-properties svg:stroke-color="#000000" draw:fill="solid" draw:fill-color="#f10d0c" draw:textarea-horizontal-align="justify" draw:textarea-vertical-align="middle" draw:auto-grow-height="false" fo:min-height="0.03cm" fo:min-width="0.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1.749cm" fo:min-width="2.499cm" fo:wrap-option="wrap"/>
      <style:paragraph-properties style:writing-mode="lr-tb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 fo:min-height="2.549cm" fo:min-width="2.899cm" fo:wrap-option="wrap"/>
      <style:paragraph-properties style:writing-mode="lr-tb"/>
    </style:style>
    <style:style style:name="gr27" style:family="graphic" style:parent-style-name="standard">
      <style:graphic-properties draw:fill="solid" draw:fill-color="#ffff00" draw:textarea-horizontal-align="justify" draw:textarea-vertical-align="middle" draw:auto-grow-height="false" fo:min-height="1.049cm" fo:min-width="3.299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2.549cm" fo:min-width="2.499cm" fo:wrap-option="wrap"/>
      <style:paragraph-properties style:writing-mode="lr-tb"/>
    </style:style>
    <style:style style:name="gr30" style:family="graphic" style:parent-style-name="standard">
      <style:graphic-properties svg:stroke-color="#000000" draw:fill="solid" draw:fill-color="#a7074b" draw:textarea-horizontal-align="justify" draw:textarea-vertical-align="middle" draw:auto-grow-height="false" fo:min-height="1.15cm" fo:min-width="0.4cm"/>
      <style:paragraph-properties style:writing-mode="lr-tb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3.001cm" fo:min-width="2.499cm" fo:wrap-option="wrap"/>
      <style:paragraph-properties style:writing-mode="lr-tb"/>
    </style:style>
    <style:style style:name="gr3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3" style:family="graphic" style:parent-style-name="Arrow_20_Line">
      <style:graphic-properties draw:textarea-vertical-align="middle" draw:start-guide="0.499cm" draw:decimal-places="0"/>
      <style:paragraph-properties style:writing-mode="lr-tb"/>
    </style:style>
    <style:style style:name="gr34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cm" fo:min-width="1.3cm"/>
      <style:paragraph-properties style:writing-mode="lr-tb"/>
    </style:style>
    <style:style style:name="gr35" style:family="graphic" style:parent-style-name="objectwithoutfill">
      <style:graphic-properties svg:stroke-width="0.2cm" svg:stroke-color="#729fcf" draw:marker-start-width="0.5cm" draw:marker-end-width="0.5cm" draw:fill="solid" draw:textarea-vertical-align="middle" fo:padding-top="0.225cm" fo:padding-bottom="0.225cm" fo:padding-left="0.35cm" fo:padding-right="0.3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co1" style:family="table-column">
      <style:table-column-properties style:column-width="3.827cm" style:use-optimal-column-width="false"/>
    </style:style>
    <style:style style:name="co2" style:family="table-column">
      <style:table-column-properties style:column-width="3.944cm" style:use-optimal-column-width="false"/>
    </style:style>
    <style:style style:name="ro1" style:family="table-row">
      <style:table-row-properties style:row-height="0.419cm"/>
    </style:style>
    <style:style style:name="ce1" style:family="table-cell">
      <loext:graphic-properties draw:fill="solid" draw:fill-color="#ffffff" fo:padding-top="0.05cm" fo:padding-bottom="0.05cm" fo:padding-left="0.2cm" fo:padding-right="0.2cm"/>
      <style:paragraph-properties fo:border="0.57pt solid #000000"/>
      <style:text-properties fo:font-size="8pt" style:font-size-asian="8pt" style:font-size-complex="8pt"/>
    </style:style>
    <style:style style:name="ce2" style:family="table-cell">
      <loext:graphic-properties draw:fill="solid" draw:fill-color="#ffffff" draw:textarea-horizontal-align="left" draw:textarea-vertical-align="top" fo:padding-top="0.05cm" fo:padding-bottom="0.05cm" fo:padding-left="0.2cm" fo:padding-right="0.2cm" fo:wrap-option="no-wrap"/>
      <style:paragraph-properties fo:margin-left="0cm" fo:margin-right="0cm" fo:margin-top="0cm" fo:margin-bottom="0cm" fo:line-height="100%" fo:text-align="start" fo:text-indent="0cm" fo:border="0.57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dddddd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00a933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8pt"/>
    </style:style>
    <style:style style:name="P11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4" style:family="paragraph">
      <style:paragraph-properties fo:text-align="center" style:writing-mode="lr-tb"/>
      <style:text-properties fo:font-size="11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loext:graphic-properties draw:fill="solid" draw:fill-color="#ff860d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3465a4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style:paragraph-properties fo:text-align="center" style:writing-mode="lr-tb"/>
      <style:text-properties fo:font-size="8pt" style:font-size-asian="10pt" style:font-size-complex="10pt"/>
    </style:style>
    <style:style style:name="P21" style:family="paragraph">
      <loext:graphic-properties draw:fill="solid" draw:fill-color="#f10d0c"/>
      <style:paragraph-properties fo:text-align="center" style:writing-mode="lr-tb"/>
      <style:text-properties fo:font-size="8pt" style:font-size-asian="10pt" style:font-size-complex="10pt"/>
    </style:style>
    <style:style style:name="P22" style:family="paragraph">
      <style:paragraph-properties fo:text-align="start" style:writing-mode="lr-tb"/>
      <style:text-properties fo:font-size="9pt" style:font-size-asian="18pt" style:font-size-complex="18pt"/>
    </style:style>
    <style:style style:name="P23" style:family="paragraph">
      <loext:graphic-properties draw:fill="solid" draw:fill-color="#ffff00"/>
      <style:paragraph-properties fo:text-align="start" style:writing-mode="lr-tb"/>
      <style:text-properties fo:font-size="9pt" style:font-size-asian="18pt" style:font-size-complex="18pt"/>
    </style:style>
    <style:style style:name="P24" style:family="paragraph">
      <style:paragraph-properties fo:text-align="center" style:writing-mode="lr-tb"/>
      <style:text-properties fo:color="#ffffff" fo:font-size="9pt" style:font-size-asian="10pt" style:font-size-complex="10pt"/>
    </style:style>
    <style:style style:name="P25" style:family="paragraph">
      <loext:graphic-properties draw:fill="solid" draw:fill-color="#a7074b"/>
      <style:paragraph-properties fo:text-align="center" style:writing-mode="lr-tb"/>
      <style:text-properties fo:color="#ffffff" fo:font-size="9pt" style:font-size-asian="10pt" style:font-size-complex="10pt"/>
    </style:style>
    <style:style style:name="P26" style:family="paragraph">
      <loext:graphic-properties draw:fill="solid"/>
      <style:paragraph-properties fo:text-align="center" style:writing-mode="lr-tb"/>
      <style:text-properties fo:font-size="6pt" style:font-size-asian="18pt" style:font-size-complex="18pt"/>
    </style:style>
    <style:style style:name="P2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font-size="10pt"/>
    </style:style>
    <style:style style:name="T7" style:family="text">
      <style:text-properties fo:font-size="11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8pt" style:font-size-asian="10pt" style:font-size-complex="10pt"/>
    </style:style>
    <style:style style:name="T10" style:family="text">
      <style:text-properties fo:font-size="9pt" style:font-size-asian="18pt" style:font-size-complex="18pt"/>
    </style:style>
    <style:style style:name="T11" style:family="text">
      <style:text-properties fo:color="#ffffff" fo:font-size="9pt" style:font-size-asian="10pt" style:font-size-complex="10pt"/>
    </style:style>
    <style:style style:name="T1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okaal WZ105" draw:style-name="dp1" draw:master-page-name="Standaard">
        <draw:custom-shape draw:style-name="gr1" draw:text-style-name="P1" xml:id="id1" draw:id="id1" draw:layer="layout" svg:width="7.2cm" svg:height="30.2cm" svg:x="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9.3cm" svg:y="25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measure draw:style-name="gr3" draw:text-style-name="P4" draw:layer="measurelines" svg:x1="4cm" svg:y1="3.7cm" svg:x2="11.2cm" svg:y2="3.7cm">
          <text:p text:style-name="P4"><text:span text:style-name="T2"><text:measure text:kind="gap"/></text:span><text:span text:style-name="T2"><text:measure text:kind="value">36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4" draw:text-style-name="P5" draw:layer="measurelines" svg:x1="0.997cm" svg:y1="191.158cm" svg:x2="1cm" svg:y2="191.244cm">
          <text:p text:style-name="P5"><text:span text:style-name="T2"><text:measure text:kind="gap"/></text:span><text:span text:style-name="T2"><text:measure text:kind="value">4,3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frame draw:style-name="standard" draw:layer="controls" svg:width="7.77cm" svg:height="3.77cm" svg:x="16.195cm" svg:y="36.98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Zaal</text:span></text:p>
              </table:table-cell>
              <table:table-cell>
                <text:p text:style-name="P6"><text:span text:style-name="T3">Summa college Gang 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3">Hoogt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3"># Personen bij Covi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3"># Tafel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3"># Stoelen</text:span></text:p>
              </table:table-cell>
              <table:table-cell/>
            </table:table-row>
            <table:table-row table:style-name="ro1">
              <table:table-cell table:style-name="ce2"/>
              <table:table-cell table:style-name="ce1"/>
            </table:table-row>
            <table:table-row table:style-name="ro1">
              <table:table-cell table:style-name="ce2">
                <text:p text:style-name="P7"><text:span text:style-name="T4">Schaal bij afdruk op A4</text:span></text:p>
              </table:table-cell>
              <table:table-cell table:style-name="ce1">
                <text:p text:style-name="P6"><text:span text:style-name="T3">1:71</text:span></text:p>
              </table:table-cell>
            </table:table-row>
            <table:table-row table:style-name="ro1">
              <table:table-cell table:style-name="ce2">
                <text:p text:style-name="P7"><text:span text:style-name="T4">Schaal bij afdruk op A3</text:span></text:p>
              </table:table-cell>
              <table:table-cell table:style-name="ce1">
                <text:p text:style-name="P6"><text:span text:style-name="T3">1:50</text:span></text:p>
              </table:table-cell>
            </table:table-row>
            <table:table-row table:style-name="ro1">
              <table:table-cell table:style-name="ce2">
                <text:p text:style-name="P8"><text:span text:style-name="T4">Versie</text:span></text:p>
              </table:table-cell>
              <table:table-cell table:style-name="ce1">
                <text:p text:style-name="P6"><text:span text:style-name="T3">1.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controls" svg:width="27.7cm" svg:height="2.453cm" svg:x="1cm" svg:y="0.85cm">
          <draw:text-box>
            <text:p text:style-name="P9"><text:span text:style-name="T5">Summa College gang parterre. Les mode / borduren </text:span><text:span text:style-name="T5"><text:line-break/></text:span><text:span text:style-name="T5">7 december 2025</text:span></text:p>
          </draw:text-box>
        </draw:frame>
        <draw:custom-shape draw:style-name="gr6" draw:text-style-name="P11" draw:layer="layout" svg:width="2.5cm" svg:height="0.3cm" svg:x="16.38cm" svg:y="31cm">
          <text:p text:style-name="P2"><text:span text:style-name="T1">Vast object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controls" svg:width="1.797cm" svg:height="0.645cm" svg:x="19.2cm" svg:y="29.855cm">
          <draw:text-box>
            <text:p text:style-name="P12"><text:span text:style-name="T6">Stoel</text:span></text:p>
          </draw:text-box>
        </draw:frame>
        <draw:custom-shape draw:style-name="gr8" draw:text-style-name="P14" draw:layer="layout" svg:width="1.4cm" svg:height="0.9cm" draw:transform="rotate (1.5707963267949) translate (8.498cm 35.2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6.1cm" svg:height="4.136cm" svg:x="12.6cm" svg:y="32.7cm">
          <draw:text-box>
            <text:p><text:span text:style-name="T8">– </text:span><text:span text:style-name="T8">Maten van de gang, pilaren, tafels en vitrinekasten kloppen</text:span></text:p>
            <text:p><text:span text:style-name="T8">– </text:span><text:span text:style-name="T8">Maten van deuren en brandslang kloppen ook</text:span></text:p>
            <text:p><text:span text:style-name="T8">– </text:span><text:span text:style-name="T8">Positie van deuren, brandslang en vitrinekasten zijn ongeveer goed</text:span></text:p>
            <text:p><text:span text:style-name="T8"/></text:p>
          </draw:text-box>
        </draw:frame>
        <draw:measure draw:style-name="gr10" draw:text-style-name="P4" draw:layer="layout" svg:x1="9.4cm" svg:y1="37.2cm" svg:x2="11.2cm" svg:y2="37.202cm">
          <text:p text:style-name="P4"><text:span text:style-name="T2"><text:measure text:kind="gap"/></text:span><text:span text:style-name="T2"><text:measure text:kind="value">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11" draw:text-style-name="P16" draw:layer="layout" svg:width="1.6cm" svg:height="0.8cm" draw:transform="rotate (1.5707963267949) translate (10.3cm 32.5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7" draw:layer="layout" svg:width="0.7cm" svg:height="0.9cm" draw:transform="rotate (-3.14159265358979) translate (18.9cm 30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0.45cm" svg:height="0.9cm" draw:transform="rotate (-3.14159265358979) translate (18.45cm 30.6cm)">
            <text:p/>
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2" draw:text-style-name="P3" draw:layer="layout" svg:width="1cm" svg:height="1.4cm" svg:x="8.3cm" svg:y="26.4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measure draw:style-name="gr14" draw:text-style-name="P4" draw:layer="layout" svg:x1="5.2cm" svg:y1="20.8cm" svg:x2="5.2cm" svg:y2="33.8cm">
          <text:p text:style-name="P4"><text:span text:style-name="T2"><text:measure text:kind="gap"/></text:span><text:span text:style-name="T2"><text:measure text:kind="value">6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8" draw:text-style-name="P14" draw:layer="layout" svg:width="1.4cm" svg:height="0.9cm" draw:transform="rotate (1.5707963267949) translate (8.4cm 20.8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measure draw:style-name="gr14" draw:text-style-name="P4" draw:layer="layout" svg:x1="7.001cm" svg:y1="6.4cm" svg:x2="7.001cm" svg:y2="19.4cm">
          <text:p text:style-name="P4"><text:span text:style-name="T2"><text:measure text:kind="gap"/></text:span><text:span text:style-name="T2"><text:measure text:kind="value">6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11" draw:text-style-name="P16" draw:layer="layout" svg:width="1.6cm" svg:height="0.8cm" draw:transform="rotate (1.5707963267949) translate (10.3cm 26.8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6cm" svg:height="0.8cm" draw:transform="rotate (1.5707963267949) translate (10.3cm 29.8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measure draw:style-name="gr14" draw:text-style-name="P4" draw:layer="layout" svg:x1="6.3cm" svg:y1="24.2cm" svg:x2="6.3cm" svg:y2="33.8cm">
          <text:p text:style-name="P4"><text:span text:style-name="T2"><text:measure text:kind="gap"/></text:span><text:span text:style-name="T2"><text:measure text:kind="value">48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line draw:style-name="gr15" draw:text-style-name="P18" draw:layer="layout" svg:x1="10.885cm" svg:y1="22.531cm" svg:x2="11.193cm" svg:y2="24.4cm">
            <text:p/>
          </draw:line>
          <draw:line draw:style-name="gr15" draw:text-style-name="P18" draw:layer="layout" svg:x1="11.154cm" svg:y1="20.6cm" svg:x2="10.906cm" svg:y2="22.474cm">
            <text:p/>
          </draw:line>
        </draw:g>
        <draw:custom-shape draw:style-name="gr16" draw:text-style-name="P3" draw:layer="layout" svg:width="0.2cm" svg:height="6cm" svg:x="9.199cm" svg:y="2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8.3cm" svg:y="25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8" draw:layer="layout" svg:x1="9.234cm" svg:y1="30.818cm" svg:x2="10.301cm" svg:y2="30.818cm">
            <text:p/>
          </draw:line>
          <draw:line draw:style-name="gr17" draw:text-style-name="P18" draw:layer="layout" svg:x1="9.234cm" svg:y1="30.729cm" svg:x2="8.701cm" svg:y2="29.805cm">
            <text:p/>
          </draw:line>
          <draw:line draw:style-name="gr17" draw:text-style-name="P18" draw:layer="layout" svg:x1="8.7cm" svg:y1="31.795cm" svg:x2="9.233cm" svg:y2="30.871cm">
            <text:p/>
          </draw:line>
        </draw:g>
        <draw:custom-shape draw:style-name="gr18" draw:text-style-name="P1" draw:layer="layout" svg:width="7.2cm" svg:height="14.4cm" svg:x="12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cm" svg:height="0.9cm" draw:transform="rotate (1.5707963267949) translate (8.5cm 6.4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measure draw:style-name="gr14" draw:text-style-name="P4" xml:id="id2" draw:id="id2" draw:layer="layout" svg:x1="15cm" svg:y1="6.4cm" svg:x2="15cm" svg:y2="19.4cm">
          <text:p text:style-name="P4"><text:span text:style-name="T2"><text:measure text:kind="gap"/></text:span><text:span text:style-name="T2"><text:measure text:kind="value">6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8" draw:text-style-name="P14" draw:layer="layout" svg:width="1.4cm" svg:height="0.9cm" draw:transform="rotate (1.5707963267949) translate (16.5cm 6.4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measure draw:style-name="gr19" draw:text-style-name="P4" draw:layer="layout" svg:x1="17.4cm" svg:y1="5cm" svg:x2="19.198cm" svg:y2="5.002cm">
          <text:p text:style-name="P4"><text:span text:style-name="T2"><text:measure text:kind="gap"/></text:span><text:span text:style-name="T2"><text:measure text:kind="value">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11" draw:text-style-name="P16" draw:layer="layout" svg:width="1.6cm" svg:height="0.8cm" draw:transform="rotate (1.5707963267949) translate (18.4cm 8.2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9.4cm" svg:y="16.6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6cm" svg:height="0.8cm" draw:transform="rotate (1.5707963267949) translate (10.4cm 16.8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0cm" svg:y="7.8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7.8cm" svg:y="16.6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7.8cm" svg:y="12.4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7.8cm" svg:y="9.6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3" draw:text-style-name="P17" draw:layer="layout" svg:width="0.45cm" svg:height="0.9cm" svg:x="9.1cm" svg:y="6.6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9.3cm" svg:y="6.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0cm" svg:y="6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0.4cm" svg:y="6.5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0.2cm" svg:y="6.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9.1cm" svg:y="9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9.3cm" svg:y="9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0cm" svg:y="9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0.4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0.2cm" svg:y="9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8.5cm" svg:y="15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8.7cm" svg:y="15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9.4cm" svg:y="15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9.8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9.6cm" svg:y="15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8.5cm" svg:y="18.2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8.7cm" svg:y="18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9.4cm" svg:y="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9.8cm" svg:y="18.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9.6cm" svg:y="18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8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8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8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8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1.2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1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1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3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3.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5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5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5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5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8.2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8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8.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8.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21" draw:layer="layout" svg:width="1.46cm" svg:height="0.28cm" draw:transform="rotate (1.5707963267949) translate (10.92cm 13.66cm)">
          <text:p text:style-name="P20"><text:span text:style-name="T9">Brandslang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cm" svg:height="1.4cm" svg:x="17.9cm" svg:y="2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0.4cm" svg:height="1.2cm" svg:x="18.3cm" svg:y="28.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0.7cm" svg:height="0.14cm" svg:x="18.1cm" svg:y="28.2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3" draw:layer="layout" svg:width="4.2cm" svg:height="1.1cm" svg:x="19.2cm" svg:y="28.2cm">
          <draw:text-box>
            <text:p text:style-name="P12"><text:span text:style-name="T6">Tafel 50x70 met borduurmachine</text:span></text:p>
          </draw:text-box>
        </draw:frame>
        <draw:g>
          <draw:line draw:style-name="gr15" draw:text-style-name="P18" draw:layer="layout" svg:x1="6.675cm" svg:y1="35.2cm" svg:x2="5cm" svg:y2="34.922cm">
            <text:p/>
          </draw:line>
          <draw:line draw:style-name="gr15" draw:text-style-name="P18" draw:layer="layout" svg:x1="8.401cm" svg:y1="34.9cm" svg:x2="6.726cm" svg:y2="35.178cm">
            <text:p/>
          </draw:line>
        </draw:g>
        <draw:g>
          <draw:line draw:style-name="gr15" draw:text-style-name="P18" draw:layer="layout" svg:x1="14.176cm" svg:y1="4.7cm" svg:x2="12.6cm" svg:y2="4.978cm">
            <text:p/>
          </draw:line>
          <draw:line draw:style-name="gr15" draw:text-style-name="P18" draw:layer="layout" svg:x1="15.8cm" svg:y1="5cm" svg:x2="14.224cm" svg:y2="4.722cm">
            <text:p/>
          </draw:line>
        </draw:g>
        <draw:connector draw:style-name="gr24" draw:text-style-name="P18" draw:layer="layout" draw:type="curve" draw:line-skew="-2.305cm -1.05cm 2.622cm" svg:x1="7.6cm" svg:y1="5cm" svg:x2="15.699cm" svg:y2="19.4cm" draw:start-shape="id1" draw:start-glue-point="0" draw:end-shape="id2" draw:end-glue-point="2" svg:d="M7600 5000c0-4209 4500-2806 4500 7358 0 10165 3599 11726 3599 7042" svg:viewBox="0 0 8100 19146">
          <text:p/>
        </draw:connector>
        <draw:custom-shape draw:style-name="gr2" draw:text-style-name="P3" draw:layer="layout" svg:width="1cm" svg:height="1.4cm" svg:x="17.9cm" svg:y="26.3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2.999cm" svg:height="1.999cm" svg:x="13.951cm" svg:y="25.7cm">
          <text:p text:style-name="P22"><text:span text:style-name="T10">Tafels met vilt om te borduren.</text:span></text:p>
          <text:p text:style-name="P22"><text:span text:style-name="T10">Daarboven voorbeelden aan een tafelklem.</text:span></text:p>
          <draw:enhanced-geometry svg:viewBox="0 0 21600 21600" draw:mirror-horizontal="false" draw:type="line-callout-1" draw:modifiers="-30535.2 13478.4 -1800 59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23" draw:layer="layout" svg:width="3.399cm" svg:height="2.799cm" svg:x="13.501cm" svg:y="28cm">
          <text:p text:style-name="P22"><text:span text:style-name="T10">Balk (van kubusuitslagen bij wiskunde) op een luidsprekerpoot met daaraan voorbeelden van te kiezen vilt en garen.</text:span></text:p>
          <draw:enhanced-geometry svg:viewBox="0 0 21600 21600" draw:mirror-horizontal="false" draw:type="line-callout-1" draw:modifiers="-26942.8235294118 15798.8571428571 -1588.23529411765 4281.428571428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cm" svg:height="1.4cm" draw:transform="rotate (1.5707963267949) translate (9.6cm 20.6cm)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799cm" svg:height="1.299cm" svg:x="12.801cm" svg:y="22.201cm">
          <text:p text:style-name="P22"><text:span text:style-name="T10">Tafel met extra klossen garen, gereedschap en reserve materiaal</text:span></text:p>
          <draw:enhanced-geometry svg:viewBox="0 0 21600 21600" draw:mirror-horizontal="false" draw:type="line-callout-1" draw:modifiers="-10402.1052631579 -32051.0769230769 -1421.05263157895 9221.53846153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8" draw:text-style-name="P13" draw:layer="layout" svg:width="4.2cm" svg:height="2.221cm" svg:x="19.2cm" svg:y="25.9cm">
          <draw:text-box>
            <text:p text:style-name="P12"><text:span text:style-name="T6">Alle tafels komen uit lokaal 0.20. Let op dat ze niet mogen wiebelen. Totaal 18 tafels nodig.</text:span></text:p>
          </draw:text-box>
        </draw:frame>
        <draw:custom-shape draw:style-name="gr29" draw:text-style-name="P23" draw:layer="layout" svg:width="2.999cm" svg:height="2.799cm" svg:x="20.8cm" svg:y="19.301cm">
          <text:p text:style-name="P22"><text:span text:style-name="T10">Tafels tussen de borduurmachines zijn om ruimte te hebben voor inkomende en uitgaande borduurwerken</text:span></text:p>
          <draw:enhanced-geometry svg:viewBox="0 0 21600 21600" draw:mirror-horizontal="false" draw:type="line-callout-1" draw:modifiers="-13176 -14880.8571428571 -1800 4281.428571428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25" draw:layer="layout" svg:width="0.9cm" svg:height="1.4cm" svg:x="9.4cm" svg:y="5cm">
          <text:p text:style-name="P24"><text:span text:style-name="T11">Krat</text:span></text:p>
          <text:p text:style-name="P24"><text:span text:style-name="T11">45x70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9cm" svg:height="1.4cm" svg:x="10.32cm" svg:y="5cm">
          <text:p text:style-name="P24"><text:span text:style-name="T11">Krat</text:span></text:p>
          <text:p text:style-name="P24"><text:span text:style-name="T11">45x70</text:span></text:p>
          <draw:enhanced-geometry svg:viewBox="0 0 21600 21600" draw:type="rectangle" draw:enhanced-path="M 0 0 L 21600 0 21600 21600 0 21600 0 0 Z N"/>
        </draw:custom-shape>
        <draw:measure draw:style-name="gr19" draw:text-style-name="P4" draw:layer="layout" svg:x1="9.4cm" svg:y1="5.1cm" svg:x2="11.2cm" svg:y2="5.102cm">
          <text:p text:style-name="P4"><text:span text:style-name="T2"><text:measure text:kind="gap"/></text:span><text:span text:style-name="T2"><text:measure text:kind="value">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31" draw:text-style-name="P23" draw:layer="layout" svg:width="2.999cm" svg:height="3.251cm" svg:x="4.469cm" svg:y="7.749cm">
          <text:p text:style-name="P22"><text:span text:style-name="T10">Plek om lege kratten van borduurmachines en ander materiaal te parkeren. Mag ook ergens anders.</text:span></text:p>
          <draw:enhanced-geometry svg:viewBox="0 0 21600 21600" draw:mirror-horizontal="true" draw:type="line-callout-1" draw:modifiers="-15436.8 -10102.5830258303 -1800 3686.346863468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measure draw:style-name="gr14" draw:text-style-name="P4" draw:layer="layout" svg:x1="10.7cm" svg:y1="16.8cm" svg:x2="10.701cm" svg:y2="20.8cm">
          <text:p text:style-name="P4"><text:span text:style-name="T2"><text:measure text:kind="gap"/></text:span><text:span text:style-name="T2"><text:measure text:kind="value">20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line draw:style-name="gr32" draw:text-style-name="P18" draw:layer="layout" svg:x1="10.9cm" svg:y1="6.3cm" svg:x2="10.9cm" svg:y2="10.7cm">
          <text:p/>
        </draw:line>
        <draw:line draw:style-name="gr32" draw:text-style-name="P18" draw:layer="layout" svg:x1="10.3cm" svg:y1="15.1cm" svg:x2="10.3cm" svg:y2="19.5cm">
          <text:p/>
        </draw:line>
        <draw:line draw:style-name="gr32" draw:text-style-name="P18" draw:layer="layout" svg:x1="18.7cm" svg:y1="15.1cm" svg:x2="18.7cm" svg:y2="19.5cm">
          <text:p/>
        </draw:line>
        <draw:line draw:style-name="gr32" draw:text-style-name="P18" draw:layer="layout" svg:x1="18.7cm" svg:y1="8.1cm" svg:x2="18.7cm" svg:y2="12.5cm">
          <text:p/>
        </draw:line>
        <draw:line draw:style-name="gr32" draw:text-style-name="P18" draw:layer="layout" svg:x1="18.6cm" svg:y1="12.3cm" svg:x2="18.6cm" svg:y2="15.3cm">
          <text:p/>
        </draw:line>
        <draw:line draw:style-name="gr32" draw:text-style-name="P18" draw:layer="layout" svg:x1="15.9cm" svg:y1="31.9cm" svg:x2="18.9cm" svg:y2="31.9cm">
          <text:p/>
        </draw:line>
        <draw:line draw:style-name="gr32" draw:text-style-name="P18" draw:layer="layout" svg:x1="9.3cm" svg:y1="24.9cm" svg:x2="9.3cm" svg:y2="27.9cm">
          <text:p/>
        </draw:line>
        <draw:frame draw:style-name="gr7" draw:text-style-name="P13" draw:layer="layout" svg:width="7.8cm" svg:height="0.645cm" svg:x="19.2cm" svg:y="31.555cm">
          <draw:text-box>
            <text:p text:style-name="P12"><text:span text:style-name="T6">Tafelklem (2 standaarden met dwarsstang)</text:span></text:p>
          </draw:text-box>
        </draw:frame>
        <draw:measure draw:style-name="gr33" draw:text-style-name="P4" draw:layer="layout" svg:x1="12.601cm" svg:y1="25.271cm" svg:x2="12.6cm" svg:y2="24.275cm">
          <text:p text:style-name="P4"><text:span text:style-name="T2"><text:measure text:kind="gap"/></text:span><text:span text:style-name="T2"><text:measure text:kind="value">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34" draw:text-style-name="P11" draw:layer="layout" svg:width="1.8cm" svg:height="0.1cm" svg:x="9.4cm" svg:y="34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8cm" svg:height="0.1cm" svg:x="17.4cm" svg:y="5.7cm">
          <text:p/>
          <draw:enhanced-geometry svg:viewBox="0 0 21600 21600" draw:type="rectangle" draw:enhanced-path="M 0 0 L 21600 0 21600 21600 0 21600 0 0 Z N"/>
        </draw:custom-shape>
        <draw:line draw:style-name="gr35" draw:text-style-name="P26" draw:layer="layout" svg:x1="11.299cm" svg:y1="11.2cm" svg:x2="11.3cm" svg:y2="8.2cm">
          <text:p text:style-name="P9"><text:span text:style-name="T12">Technisch ruimte</text:span></text:p>
        </draw:line>
        <draw:measure draw:style-name="gr33" draw:text-style-name="P4" draw:layer="layout" svg:x1="12.601cm" svg:y1="12.2cm" svg:x2="12.601cm" svg:y2="11.199cm">
          <text:p text:style-name="P4"><text:span text:style-name="T2"><text:measure text:kind="gap"/></text:span><text:span text:style-name="T2"><text:measure text:kind="value">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frame draw:style-name="gr36" draw:text-style-name="P27" draw:layer="layout" svg:width="0.9cm" svg:height="1.2cm" svg:x="9.6cm" svg:y="18.3cm">
          <draw:text-box>
            <text:p>1</text:p>
          </draw:text-box>
        </draw:frame>
        <draw:frame draw:style-name="gr36" draw:text-style-name="P27" draw:layer="layout" svg:width="0.9cm" svg:height="1.2cm" svg:x="9.6cm" svg:y="15.6cm">
          <draw:text-box>
            <text:p>2</text:p>
          </draw:text-box>
        </draw:frame>
        <draw:frame draw:style-name="gr36" draw:text-style-name="P27" draw:layer="layout" svg:width="0.9cm" svg:height="1.2cm" svg:x="10.2cm" svg:y="9.4cm">
          <draw:text-box>
            <text:p>3</text:p>
          </draw:text-box>
        </draw:frame>
        <draw:frame draw:style-name="gr36" draw:text-style-name="P27" draw:layer="layout" svg:width="0.9cm" svg:height="1.2cm" svg:x="18cm" svg:y="8.5cm">
          <draw:text-box>
            <text:p>9</text:p>
          </draw:text-box>
        </draw:frame>
        <draw:frame draw:style-name="gr36" draw:text-style-name="P27" draw:layer="layout" svg:width="0.9cm" svg:height="1.2cm" svg:x="18cm" svg:y="11.3cm">
          <draw:text-box>
            <text:p>8</text:p>
          </draw:text-box>
        </draw:frame>
        <draw:frame draw:style-name="gr37" draw:text-style-name="P27" draw:layer="layout" svg:width="0.9cm" svg:height="0.962cm" svg:x="18cm" svg:y="14.1cm">
          <draw:text-box>
            <text:p>7</text:p>
          </draw:text-box>
        </draw:frame>
        <draw:frame draw:style-name="gr36" draw:text-style-name="P27" draw:layer="layout" svg:width="0.9cm" svg:height="1.2cm" svg:x="18cm" svg:y="15.5cm">
          <draw:text-box>
            <text:p>6</text:p>
          </draw:text-box>
        </draw:frame>
        <draw:frame draw:style-name="gr23" draw:text-style-name="P27" draw:layer="layout" svg:width="0.9cm" svg:height="1.1cm" svg:x="18cm" svg:y="18.3cm">
          <draw:text-box>
            <text:p>5</text:p>
          </draw:text-box>
        </draw:frame>
        <draw:frame draw:style-name="gr36" draw:text-style-name="P27" draw:layer="layout" svg:width="0.9cm" svg:height="1.2cm" svg:x="10.2cm" svg:y="6.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3T23:05:02.830000000</meta:creation-date>
    <dc:date>2025-11-30T01:11:14.057000000</dc:date>
    <meta:editing-duration>P2DT12H38M4S</meta:editing-duration>
    <meta:editing-cycles>65</meta:editing-cycles>
    <meta:generator>LibreOffice/6.3.6.2$Windows_X86_64 LibreOffice_project/2196df99b074d8a661f4036fca8fa0cbfa33a497</meta:generator>
    <meta:print-date>2025-11-15T22:57:40.464000000</meta:print-date>
    <meta:document-statistic meta:object-count="171"/>
  </office:meta>
</office:document-meta>
</file>